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itCmdHandler.doQUIT( POP3Session session , String argu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QuitCmdHandler.onCommand( POP3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